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shapes>
          <draw:frame draw:z-index="0" draw:style-name="gr1" draw:text-style-name="P1" svg:width="160.01mm" svg:height="89.88mm" svg:x="207.31mm" svg:y="5.38mm">
            <draw:object draw:notify-on-update-of-ranges="0_100.B2:0_100.B2 0_100.B3:0_100.B6 0_100.C2:0_100.C2 0_100.C3:0_100.C6 0_100.B2:0_100.B2 0_100.B3:0_100.B6 0_100.D2:0_100.D2 0_100.D3:0_100.D6 0_100.B2:0_100.B2 0_100.B3:0_100.B6 0_100.E2:0_100.E2 0_100.E3:0_100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1mm" svg:height="89.88mm" svg:x="204.96mm" svg:y="104.29mm">
            <draw:object draw:notify-on-update-of-ranges="0_100.B8:0_100.B8 0_100.B9:0_100.B12 0_100.C8:0_100.C8 0_100.C9:0_100.C12 0_100.B8:0_100.B8 0_100.B9:0_100.B12 0_100.D8:0_100.D8 0_100.D9:0_100.D12 0_100.B8:0_100.B8 0_100.B9:0_100.B12 0_100.E8:0_100.E8 0_100.E9:0_100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1mm" svg:height="89.88mm" svg:x="11.93mm" svg:y="130.09mm">
            <draw:object draw:notify-on-update-of-ranges="0_100.B16:0_100.B16 0_100.B17:0_100.B20 0_100.C16:0_100.C16 0_100.C17:0_100.C20 0_100.B16:0_100.B16 0_100.B17:0_100.B20 0_100.D16:0_100.D16 0_100.D17:0_100.D20 0_100.B16:0_100.B16 0_100.B17:0_100.B20 0_100.E16:0_100.E16 0_100.E17:0_100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01mm" svg:height="89.88mm" svg:x="180.89mm" svg:y="209.01mm">
            <draw:object draw:notify-on-update-of-ranges="0_100.B22:0_100.B22 0_100.B23:0_100.B26 0_100.C22:0_100.C22 0_100.C23:0_100.C26 0_100.B22:0_100.B22 0_100.B23:0_100.B26 0_100.D22:0_100.D22 0_100.D23:0_100.D26 0_100.B22:0_100.B22 0_100.B23:0_100.B26 0_100.E22:0_100.E22 0_100.E23:0_100.E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BLISHER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öße</text:p>
          </table:table-cell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8036825" calcext:value-type="float">
            <text:p>0,068036825</text:p>
          </table:table-cell>
          <table:table-cell office:value-type="float" office:value="0.142596033333333" calcext:value-type="float">
            <text:p>0,142596033333333</text:p>
          </table:table-cell>
          <table:table-cell office:value-type="float" office:value="0.0194777416666667" calcext:value-type="float">
            <text:p>0,019477741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677517333333333" calcext:value-type="float">
            <text:p>0,067751733333333</text:p>
          </table:table-cell>
          <table:table-cell office:value-type="float" office:value="0.123175333333333" calcext:value-type="float">
            <text:p>0,123175333333333</text:p>
          </table:table-cell>
          <table:table-cell office:value-type="float" office:value="0.01298515" calcext:value-type="float">
            <text:p>0,0129851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2786818" calcext:value-type="float">
            <text:p>0,2786818</text:p>
          </table:table-cell>
          <table:table-cell office:value-type="float" office:value="0.278712075" calcext:value-type="float">
            <text:p>0,278712075</text:p>
          </table:table-cell>
          <table:table-cell office:value-type="float" office:value="0.0226514416666667" calcext:value-type="float">
            <text:p>0,022651441666667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4347167" calcext:value-type="float">
            <text:p>0,4347167</text:p>
          </table:table-cell>
          <table:table-cell office:value-type="float" office:value="0.343356191666667" calcext:value-type="float">
            <text:p>0,343356191666667</text:p>
          </table:table-cell>
          <table:table-cell office:value-type="float" office:value="0.0420422" calcext:value-type="float">
            <text:p>0,0420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638707.2" calcext:value-type="float">
            <text:p>17638707,2</text:p>
          </table:table-cell>
          <table:table-cell office:value-type="float" office:value="1601262.93333333" calcext:value-type="float">
            <text:p>1601262,93333333</text:p>
          </table:table-cell>
          <table:table-cell office:value-type="float" office:value="6550459.73333333" calcext:value-type="float">
            <text:p>6550459,7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7968742.4" calcext:value-type="float">
            <text:p>17968742,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566809.6" calcext:value-type="float">
            <text:p>6566809,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8905019.7333333" calcext:value-type="float">
            <text:p>18905019,7333333</text:p>
          </table:table-cell>
          <table:table-cell office:value-type="float" office:value="1712844.8" calcext:value-type="float">
            <text:p>1712844,8</text:p>
          </table:table-cell>
          <table:table-cell office:value-type="float" office:value="6999995.73333333" calcext:value-type="float">
            <text:p>6999995,73333333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6563515.7333333" calcext:value-type="float">
            <text:p>26563515,7333333</text:p>
          </table:table-cell>
          <table:table-cell office:value-type="float" office:value="2619050.66666667" calcext:value-type="float">
            <text:p>2619050,66666667</text:p>
          </table:table-cell>
          <table:table-cell office:value-type="float" office:value="7655628.8" calcext:value-type="float">
            <text:p>7655628,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BSCRI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öße</text:p>
          </table:table-cell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16512416666667" calcext:value-type="float">
            <text:p>0,061651241666667</text:p>
          </table:table-cell>
          <table:table-cell office:value-type="float" office:value="0.106975575" calcext:value-type="float">
            <text:p>0,106975575</text:p>
          </table:table-cell>
          <table:table-cell office:value-type="float" office:value="0.00324863333333333" calcext:value-type="float">
            <text:p>0,0032486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0233833333333" calcext:value-type="float">
            <text:p>0,110233833333333</text:p>
          </table:table-cell>
          <table:table-cell office:value-type="float" office:value="0.113462091666667" calcext:value-type="float">
            <text:p>0,113462091666667</text:p>
          </table:table-cell>
          <table:table-cell office:value-type="float" office:value="0.0129325" calcext:value-type="float">
            <text:p>0,012932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531367016666667" calcext:value-type="float">
            <text:p>0,531367016666667</text:p>
          </table:table-cell>
          <table:table-cell office:value-type="float" office:value="1.071363075" calcext:value-type="float">
            <text:p>1,071363075</text:p>
          </table:table-cell>
          <table:table-cell office:value-type="float" office:value="0.123003491666667" calcext:value-type="float">
            <text:p>0,123003491666667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4.30175433333333" calcext:value-type="float">
            <text:p>4,30175433333333</text:p>
          </table:table-cell>
          <table:table-cell office:value-type="float" office:value="5.18256791666667" calcext:value-type="float">
            <text:p>5,18256791666667</text:p>
          </table:table-cell>
          <table:table-cell office:value-type="float" office:value="4.62131308333333" calcext:value-type="float">
            <text:p>4,62131308333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741653.3333333" calcext:value-type="float">
            <text:p>17741653,3333333</text:p>
          </table:table-cell>
          <table:table-cell office:value-type="float" office:value="1608465.06666667" calcext:value-type="float">
            <text:p>1608465,06666667</text:p>
          </table:table-cell>
          <table:table-cell office:value-type="float" office:value="6405324.8" calcext:value-type="float">
            <text:p>6405324,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8163131.7333333" calcext:value-type="float">
            <text:p>18163131,7333333</text:p>
          </table:table-cell>
          <table:table-cell office:value-type="float" office:value="1606348.8" calcext:value-type="float">
            <text:p>1606348,8</text:p>
          </table:table-cell>
          <table:table-cell office:value-type="float" office:value="6436181.33333333" calcext:value-type="float">
            <text:p>6436181,33333333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0462762.6666667" calcext:value-type="float">
            <text:p>20462762,6666667</text:p>
          </table:table-cell>
          <table:table-cell office:value-type="float" office:value="1815244.8" calcext:value-type="float">
            <text:p>1815244,8</text:p>
          </table:table-cell>
          <table:table-cell office:value-type="float" office:value="7581184" calcext:value-type="float">
            <text:p>75811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8242500.2666667" calcext:value-type="float">
            <text:p>28242500,2666667</text:p>
          </table:table-cell>
          <table:table-cell office:value-type="float" office:value="3624686.93333333" calcext:value-type="float">
            <text:p>3624686,93333333</text:p>
          </table:table-cell>
          <table:table-cell office:value-type="float" office:value="8139195.73333333" calcext:value-type="float">
            <text:p>8139195,7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0:14.4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13:58.953000000</dc:date>
    <meta:editing-duration>PT50M42S</meta:editing-duration>
    <meta:editing-cycles>30</meta:editing-cycles>
    <meta:document-statistic meta:table-count="1" meta:cell-count="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5.335cm" svg:y="0.315cm" chart:style-name="ch2">
          <text:p>Publisher 100ms Intervall</text:p>
        </chart:title>
        <chart:legend chart:legend-position="end" svg:x="13.134cm" svg:y="3.688cm" style:legend-expansion="high" chart:style-name="ch3"/>
        <chart:plot-area chart:style-name="ch4" table:cell-range-address="0_100.B2:0_100.E6" chart:data-source-has-labels="row" svg:x="1.321cm" svg:y="1.299cm" svg:width="11.493cm" svg:height="6.54cm">
          <chartooo:coordinate-region svg:x="2.249cm" svg:y="1.501cm" svg:width="9.896cm" svg:height="5.685cm"/>
          <chart:axis chart:dimension="x" chart:name="primary-x" chart:style-name="ch5">
            <chart:title svg:x="6.163cm" svg:y="8.018cm" chart:style-name="ch6">
              <text:p>Paket [Byte]</text:p>
            </chart:title>
          </chart:axis>
          <chart:axis chart:dimension="y" chart:name="primary-y" chart:style-name="ch5">
            <chart:title svg:x="0.451cm" svg:y="5.23cm" chart:style-name="ch7">
              <text:p>CPU [%]</text:p>
            </chart:title>
            <chart:grid chart:style-name="ch8" chart:class="major"/>
          </chart:axis>
          <chart:series chart:style-name="ch9" chart:values-cell-range-address="0_100.C3:0_100.C6" chart:label-cell-address="0_100.C2:0_100.C2" chart:class="chart:scatter">
            <chart:domain table:cell-range-address="0_100.B3:0_100.B6"/>
            <chart:data-point chart:repeated="4"/>
          </chart:series>
          <chart:series chart:style-name="ch10" chart:values-cell-range-address="0_100.D3:0_100.D6" chart:label-cell-address="0_100.D2:0_100.D2" chart:class="chart:scatter">
            <chart:data-point chart:repeated="4"/>
          </chart:series>
          <chart:series chart:style-name="ch11" chart:values-cell-range-address="0_100.E3:0_100.E6" chart:label-cell-address="0_100.E2:0_100.E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PU C#</text:p>
                <draw:g>
                  <svg:desc>0_100.C2:0_100.C2</svg:desc>
                </draw:g>
              </table:table-cell>
              <table:table-cell office:value-type="string">
                <text:p>CPU C</text:p>
                <draw:g>
                  <svg:desc>0_100.D2:0_100.D2</svg:desc>
                </draw:g>
              </table:table-cell>
              <table:table-cell office:value-type="string">
                <text:p>CPU C++</text:p>
                <draw:g>
                  <svg:desc>0_100.E2:0_100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0_100.B3:0_100.B6</svg:desc>
                </draw:g>
              </table:table-cell>
              <table:table-cell office:value-type="float" office:value="0.068036825">
                <text:p>0.068036825</text:p>
                <draw:g>
                  <svg:desc>0_100.C3:0_100.C6</svg:desc>
                </draw:g>
              </table:table-cell>
              <table:table-cell office:value-type="float" office:value="0.142596033333333">
                <text:p>0.142596033333333</text:p>
                <draw:g>
                  <svg:desc>0_100.D3:0_100.D6</svg:desc>
                </draw:g>
              </table:table-cell>
              <table:table-cell office:value-type="float" office:value="0.0194777416666667">
                <text:p>0.0194777416666667</text:p>
                <draw:g>
                  <svg:desc>0_100.E3:0_100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77517333333333">
                <text:p>0.0677517333333333</text:p>
              </table:table-cell>
              <table:table-cell office:value-type="float" office:value="0.123175333333333">
                <text:p>0.123175333333333</text:p>
              </table:table-cell>
              <table:table-cell office:value-type="float" office:value="0.01298515">
                <text:p>0.01298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786818">
                <text:p>0.2786818</text:p>
              </table:table-cell>
              <table:table-cell office:value-type="float" office:value="0.278712075">
                <text:p>0.278712075</text:p>
              </table:table-cell>
              <table:table-cell office:value-type="float" office:value="0.0226514416666667">
                <text:p>0.022651441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4347167">
                <text:p>0.4347167</text:p>
              </table:table-cell>
              <table:table-cell office:value-type="float" office:value="0.343356191666667">
                <text:p>0.343356191666667</text:p>
              </table:table-cell>
              <table:table-cell office:value-type="float" office:value="0.0420422">
                <text:p>0.0420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5.335cm" svg:y="0.315cm" chart:style-name="ch2">
          <text:p>Publisher 100ms Intervall</text:p>
        </chart:title>
        <chart:legend chart:legend-position="end" svg:x="13.092cm" svg:y="3.688cm" style:legend-expansion="high" chart:style-name="ch3"/>
        <chart:plot-area chart:style-name="ch4" table:cell-range-address="0_100.B8:0_100.E12" chart:data-source-has-labels="row" svg:x="1.321cm" svg:y="1.299cm" svg:width="11.451cm" svg:height="6.54cm">
          <chartooo:coordinate-region svg:x="3.096cm" svg:y="1.501cm" svg:width="9.007cm" svg:height="5.685cm"/>
          <chart:axis chart:dimension="x" chart:name="primary-x" chart:style-name="ch5">
            <chart:title svg:x="6.142cm" svg:y="8.018cm" chart:style-name="ch6">
              <text:p>Paket [Byte]</text:p>
            </chart:title>
          </chart:axis>
          <chart:axis chart:dimension="y" chart:name="primary-y" chart:style-name="ch5">
            <chart:title svg:x="0.451cm" svg:y="5.399cm" chart:style-name="ch7">
              <text:p>Ram [Byte]</text:p>
            </chart:title>
            <chart:grid chart:style-name="ch8" chart:class="major"/>
          </chart:axis>
          <chart:series chart:style-name="ch9" chart:values-cell-range-address="0_100.C9:0_100.C12" chart:label-cell-address="0_100.C8:0_100.C8" chart:class="chart:scatter">
            <chart:domain table:cell-range-address="0_100.B9:0_100.B12"/>
            <chart:data-point chart:repeated="4"/>
          </chart:series>
          <chart:series chart:style-name="ch10" chart:values-cell-range-address="0_100.D9:0_100.D12" chart:label-cell-address="0_100.D8:0_100.D8" chart:class="chart:scatter">
            <chart:data-point chart:repeated="4"/>
          </chart:series>
          <chart:series chart:style-name="ch11" chart:values-cell-range-address="0_100.E9:0_100.E12" chart:label-cell-address="0_100.E8:0_100.E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AM C#</text:p>
                <draw:g>
                  <svg:desc>0_100.C8:0_100.C8</svg:desc>
                </draw:g>
              </table:table-cell>
              <table:table-cell office:value-type="string">
                <text:p>RAM C</text:p>
                <draw:g>
                  <svg:desc>0_100.D8:0_100.D8</svg:desc>
                </draw:g>
              </table:table-cell>
              <table:table-cell office:value-type="string">
                <text:p>RAM C++</text:p>
                <draw:g>
                  <svg:desc>0_100.E8:0_100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0_100.B9:0_100.B12</svg:desc>
                </draw:g>
              </table:table-cell>
              <table:table-cell office:value-type="float" office:value="17638707.2">
                <text:p>17638707.2</text:p>
                <draw:g>
                  <svg:desc>0_100.C9:0_100.C12</svg:desc>
                </draw:g>
              </table:table-cell>
              <table:table-cell office:value-type="float" office:value="1601262.93333333">
                <text:p>1601262.93333333</text:p>
                <draw:g>
                  <svg:desc>0_100.D9:0_100.D12</svg:desc>
                </draw:g>
              </table:table-cell>
              <table:table-cell office:value-type="float" office:value="6550459.73333333">
                <text:p>6550459.73333333</text:p>
                <draw:g>
                  <svg:desc>0_100.E9:0_100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7968742.4">
                <text:p>17968742.4</text:p>
              </table:table-cell>
              <table:table-cell office:value-type="float" office:value="1601536">
                <text:p>1601536</text:p>
              </table:table-cell>
              <table:table-cell office:value-type="float" office:value="6566809.6">
                <text:p>656680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8905019.7333333">
                <text:p>18905019.7333333</text:p>
              </table:table-cell>
              <table:table-cell office:value-type="float" office:value="1712844.8">
                <text:p>1712844.8</text:p>
              </table:table-cell>
              <table:table-cell office:value-type="float" office:value="6999995.73333333">
                <text:p>6999995.7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6563515.7333333">
                <text:p>26563515.7333333</text:p>
              </table:table-cell>
              <table:table-cell office:value-type="float" office:value="2619050.66666667">
                <text:p>2619050.66666667</text:p>
              </table:table-cell>
              <table:table-cell office:value-type="float" office:value="7655628.8">
                <text:p>765562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6.066cm" svg:y="0.315cm" chart:style-name="ch2">
          <text:p>Subscriber 100ms</text:p>
        </chart:title>
        <chart:legend chart:legend-position="end" svg:x="13.134cm" svg:y="3.688cm" style:legend-expansion="high" chart:style-name="ch3"/>
        <chart:plot-area chart:style-name="ch4" table:cell-range-address="0_100.B16:0_100.E20" chart:data-source-has-labels="row" svg:x="1.321cm" svg:y="1.299cm" svg:width="11.493cm" svg:height="6.54cm">
          <chartooo:coordinate-region svg:x="1.763cm" svg:y="1.501cm" svg:width="10.383cm" svg:height="5.685cm"/>
          <chart:axis chart:dimension="x" chart:name="primary-x" chart:style-name="ch5">
            <chart:title svg:x="6.163cm" svg:y="8.018cm" chart:style-name="ch6">
              <text:p>Paket [Byte]</text:p>
            </chart:title>
          </chart:axis>
          <chart:axis chart:dimension="y" chart:name="primary-y" chart:style-name="ch5">
            <chart:title svg:x="0.451cm" svg:y="5.23cm" chart:style-name="ch7">
              <text:p>CPU [%]</text:p>
            </chart:title>
            <chart:grid chart:style-name="ch8" chart:class="major"/>
          </chart:axis>
          <chart:series chart:style-name="ch9" chart:values-cell-range-address="0_100.C17:0_100.C20" chart:label-cell-address="0_100.C16:0_100.C16" chart:class="chart:scatter">
            <chart:domain table:cell-range-address="0_100.B17:0_100.B20"/>
            <chart:data-point chart:repeated="4"/>
          </chart:series>
          <chart:series chart:style-name="ch10" chart:values-cell-range-address="0_100.D17:0_100.D20" chart:label-cell-address="0_100.D16:0_100.D16" chart:class="chart:scatter">
            <chart:data-point chart:repeated="4"/>
          </chart:series>
          <chart:series chart:style-name="ch11" chart:values-cell-range-address="0_100.E17:0_100.E20" chart:label-cell-address="0_100.E16:0_100.E1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PU C#</text:p>
                <draw:g>
                  <svg:desc>0_100.C16:0_100.C16</svg:desc>
                </draw:g>
              </table:table-cell>
              <table:table-cell office:value-type="string">
                <text:p>CPU C</text:p>
                <draw:g>
                  <svg:desc>0_100.D16:0_100.D16</svg:desc>
                </draw:g>
              </table:table-cell>
              <table:table-cell office:value-type="string">
                <text:p>CPU C++</text:p>
                <draw:g>
                  <svg:desc>0_100.E16:0_100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0_100.B17:0_100.B20</svg:desc>
                </draw:g>
              </table:table-cell>
              <table:table-cell office:value-type="float" office:value="0.0616512416666667">
                <text:p>0.0616512416666667</text:p>
                <draw:g>
                  <svg:desc>0_100.C17:0_100.C20</svg:desc>
                </draw:g>
              </table:table-cell>
              <table:table-cell office:value-type="float" office:value="0.106975575">
                <text:p>0.106975575</text:p>
                <draw:g>
                  <svg:desc>0_100.D17:0_100.D20</svg:desc>
                </draw:g>
              </table:table-cell>
              <table:table-cell office:value-type="float" office:value="0.00324863333333333">
                <text:p>0.00324863333333333</text:p>
                <draw:g>
                  <svg:desc>0_100.E17:0_100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0233833333333">
                <text:p>0.110233833333333</text:p>
              </table:table-cell>
              <table:table-cell office:value-type="float" office:value="0.113462091666667">
                <text:p>0.113462091666667</text:p>
              </table:table-cell>
              <table:table-cell office:value-type="float" office:value="0.0129325">
                <text:p>0.0129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531367016666667">
                <text:p>0.531367016666667</text:p>
              </table:table-cell>
              <table:table-cell office:value-type="float" office:value="1.071363075">
                <text:p>1.071363075</text:p>
              </table:table-cell>
              <table:table-cell office:value-type="float" office:value="0.123003491666667">
                <text:p>0.12300349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4.30175433333333">
                <text:p>4.30175433333333</text:p>
              </table:table-cell>
              <table:table-cell office:value-type="float" office:value="5.18256791666667">
                <text:p>5.18256791666667</text:p>
              </table:table-cell>
              <table:table-cell office:value-type="float" office:value="4.62131308333333">
                <text:p>4.62131308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title svg:x="6.066cm" svg:y="0.315cm" chart:style-name="ch2">
          <text:p>Subscriber 100ms</text:p>
        </chart:title>
        <chart:legend chart:legend-position="end" svg:x="13.092cm" svg:y="3.688cm" style:legend-expansion="high" chart:style-name="ch3"/>
        <chart:plot-area chart:style-name="ch4" table:cell-range-address="0_100.B22:0_100.E26" chart:data-source-has-labels="row" svg:x="1.321cm" svg:y="1.299cm" svg:width="11.451cm" svg:height="6.54cm">
          <chartooo:coordinate-region svg:x="3.096cm" svg:y="1.501cm" svg:width="9.007cm" svg:height="5.685cm"/>
          <chart:axis chart:dimension="x" chart:name="primary-x" chart:style-name="ch5">
            <chart:title svg:x="6.142cm" svg:y="8.018cm" chart:style-name="ch6">
              <text:p>Paket [Byte]</text:p>
            </chart:title>
          </chart:axis>
          <chart:axis chart:dimension="y" chart:name="primary-y" chart:style-name="ch5">
            <chart:title svg:x="0.451cm" svg:y="5.399cm" chart:style-name="ch7">
              <text:p>Ram [Byte]</text:p>
            </chart:title>
            <chart:grid chart:style-name="ch8" chart:class="major"/>
          </chart:axis>
          <chart:series chart:style-name="ch9" chart:values-cell-range-address="0_100.C23:0_100.C26" chart:label-cell-address="0_100.C22:0_100.C22" chart:class="chart:scatter">
            <chart:domain table:cell-range-address="0_100.B23:0_100.B26"/>
            <chart:data-point chart:repeated="4"/>
          </chart:series>
          <chart:series chart:style-name="ch10" chart:values-cell-range-address="0_100.D23:0_100.D26" chart:label-cell-address="0_100.D22:0_100.D22" chart:class="chart:scatter">
            <chart:data-point chart:repeated="4"/>
          </chart:series>
          <chart:series chart:style-name="ch11" chart:values-cell-range-address="0_100.E23:0_100.E26" chart:label-cell-address="0_100.E22:0_100.E2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AM C#</text:p>
                <draw:g>
                  <svg:desc>0_100.C22:0_100.C22</svg:desc>
                </draw:g>
              </table:table-cell>
              <table:table-cell office:value-type="string">
                <text:p>RAM C</text:p>
                <draw:g>
                  <svg:desc>0_100.D22:0_100.D22</svg:desc>
                </draw:g>
              </table:table-cell>
              <table:table-cell office:value-type="string">
                <text:p>RAM C++</text:p>
                <draw:g>
                  <svg:desc>0_100.E22:0_100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0_100.B23:0_100.B26</svg:desc>
                </draw:g>
              </table:table-cell>
              <table:table-cell office:value-type="float" office:value="17741653.3333333">
                <text:p>17741653.3333333</text:p>
                <draw:g>
                  <svg:desc>0_100.C23:0_100.C26</svg:desc>
                </draw:g>
              </table:table-cell>
              <table:table-cell office:value-type="float" office:value="1608465.06666667">
                <text:p>1608465.06666667</text:p>
                <draw:g>
                  <svg:desc>0_100.D23:0_100.D26</svg:desc>
                </draw:g>
              </table:table-cell>
              <table:table-cell office:value-type="float" office:value="6405324.8">
                <text:p>6405324.8</text:p>
                <draw:g>
                  <svg:desc>0_100.E23:0_100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8163131.7333333">
                <text:p>18163131.7333333</text:p>
              </table:table-cell>
              <table:table-cell office:value-type="float" office:value="1606348.8">
                <text:p>1606348.8</text:p>
              </table:table-cell>
              <table:table-cell office:value-type="float" office:value="6436181.33333333">
                <text:p>6436181.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0462762.6666667">
                <text:p>20462762.6666667</text:p>
              </table:table-cell>
              <table:table-cell office:value-type="float" office:value="1815244.8">
                <text:p>1815244.8</text:p>
              </table:table-cell>
              <table:table-cell office:value-type="float" office:value="7581184">
                <text:p>758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8242500.2666667">
                <text:p>28242500.2666667</text:p>
              </table:table-cell>
              <table:table-cell office:value-type="float" office:value="3624686.93333333">
                <text:p>3624686.93333333</text:p>
              </table:table-cell>
              <table:table-cell office:value-type="float" office:value="8139195.73333333">
                <text:p>8139195.7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